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3a3" officeooo:paragraph-rsid="001023a3"/>
    </style:style>
    <style:style style:name="P2" style:family="paragraph" style:parent-style-name="Standard">
      <style:text-properties fo:font-weight="bold" officeooo:rsid="001023a3" officeooo:paragraph-rsid="001023a3" style:font-weight-asian="bold" style:font-weight-complex="bold"/>
    </style:style>
    <style:style style:name="P3" style:family="paragraph" style:parent-style-name="Standard">
      <style:text-properties fo:font-size="14pt" fo:font-weight="bold" officeooo:rsid="001023a3" officeooo:paragraph-rsid="001023a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193ec" officeooo:paragraph-rsid="001193e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officeooo:rsid="001023a3" officeooo:paragraph-rsid="001023a3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0.499cm"/>
      <style:text-properties style:font-name="Chandas" officeooo:rsid="001023a3" officeooo:paragraph-rsid="001023a3"/>
    </style:style>
    <style:style style:name="P7" style:family="paragraph" style:parent-style-name="Standard">
      <style:paragraph-properties fo:line-height="0.499cm"/>
      <style:text-properties style:font-name="Chandas" officeooo:rsid="001023a3" officeooo:paragraph-rsid="001193ec"/>
    </style:style>
    <style:style style:name="P8" style:family="paragraph" style:parent-style-name="Standard">
      <style:paragraph-properties fo:line-height="0.499cm"/>
      <style:text-properties style:font-name="Chandas" fo:font-size="10pt" fo:font-weight="normal" officeooo:rsid="001023a3" officeooo:paragraph-rsid="001023a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0.499cm"/>
      <style:text-properties officeooo:paragraph-rsid="001023a3"/>
    </style:style>
    <style:style style:name="P10" style:family="paragraph" style:parent-style-name="Standard">
      <style:paragraph-properties fo:margin-top="0cm" fo:margin-bottom="0cm" style:contextual-spacing="false" fo:line-height="0.499cm"/>
      <style:text-properties style:font-name="Chandas" fo:font-size="11pt" officeooo:rsid="001023a3" officeooo:paragraph-rsid="001023a3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99cm" fo:text-indent="0cm" style:auto-text-indent="false" fo:background-color="transparent"/>
      <style:text-properties style:font-name="Chandas" fo:font-size="11pt" officeooo:rsid="001023a3" officeooo:paragraph-rsid="001023a3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99cm" fo:text-indent="0cm" style:auto-text-indent="false" style:page-number="auto" fo:background-color="transparent"/>
      <style:text-properties style:font-name="Chandas" fo:font-size="11pt" officeooo:rsid="001023a3" officeooo:paragraph-rsid="001023a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Chandas" fo:font-size="10pt" fo:font-weight="normal" officeooo:rsid="001023a3" style:font-size-asian="10pt" style:font-weight-asian="normal" style:font-size-complex="10pt" style:font-weight-complex="normal"/>
    </style:style>
    <style:style style:name="T4" style:family="text">
      <style:text-properties style:text-position="sub 58%" style:font-name="Chandas" fo:font-size="10pt" fo:font-weight="normal" officeooo:rsid="001193ec" style:font-size-asian="10pt" style:font-weight-asian="normal" style:font-size-complex="10pt" style:font-weight-complex="normal"/>
    </style:style>
    <style:style style:name="T5" style:family="text">
      <style:text-properties officeooo:rsid="001193ec"/>
    </style:style>
    <style:style style:name="T6" style:family="text">
      <style:text-properties style:text-position="super 58%" style:font-name="Chandas" fo:font-size="10pt" fo:font-weight="normal" officeooo:rsid="001023a3" style:font-size-asian="10pt" style:font-weight-asian="normal" style:font-size-complex="10pt" style:font-weight-complex="normal"/>
    </style:style>
    <style:style style:name="T7" style:family="text">
      <style:text-properties style:text-position="super 58%" style:font-name="Chandas" fo:font-size="10pt" fo:font-weight="normal" officeooo:rsid="001193ec" style:font-size-asian="10pt" style:font-weight-asian="normal" style:font-size-complex="10pt" style:font-weight-complex="normal"/>
    </style:style>
    <style:style style:name="T8" style:family="text">
      <style:text-properties style:font-name="Chandas" fo:font-size="10pt" fo:font-weight="normal" officeooo:rsid="001023a3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ass description</text:p>
      <text:p text:style-name="P1"/>
      <text:p text:style-name="P3">Elements:</text:p>
      <text:p text:style-name="P1"/>
      <text:p text:style-name="P2">molar_weight(self, element):</text:p>
      <text:p text:style-name="P10"><text:s text:c="8"/>'''</text:p>
      <text:p text:style-name="P10"><text:s text:c="8"/><text:span text:style-name="T1">Input (self, element)</text:span></text:p>
      <text:p text:style-name="P10"><text:s text:c="8"/>A dictionary containing molar weights of most elements, and additional</text:p>
      <text:p text:style-name="P10"><text:s text:c="8"/>made up elements to make it possible to use in fuel analysis. These</text:p>
      <text:p text:style-name="P10"><text:s text:c="8"/>are ash, VM and FC, and each has been given the molecular weight of </text:p>
      <text:p text:style-name="P10"><text:s text:c="8"/>0.0. H2O is also present.</text:p>
      <text:p text:style-name="P10"><text:s text:c="8"/></text:p>
      <text:p text:style-name="P10"><text:s text:c="8"/>By Angus Malmgren on 2015/02/06</text:p>
      <text:p text:style-name="P10"><text:s text:c="8"/>Updated by Alf Malmgren 2020-11-20, added CO, CO2, H2, CH4 and SO2</text:p>
      <text:p text:style-name="P10"><text:s text:c="8"/>'''</text:p>
      <text:p text:style-name="P1"/>
      <text:p text:style-name="P2">molesperkg(self, analysis):</text:p>
      <text:p text:style-name="P12"><text:s text:c="8"/>'''</text:p>
      <text:p text:style-name="P11"><text:s text:c="8"/>molesperkg - calculates the number of moles there is of each</text:p>
      <text:p text:style-name="P11"><text:s text:c="23"/>element in a kg of fuel</text:p>
      <text:p text:style-name="P11"><text:s text:c="8"/><text:span text:style-name="T1">input:</text:span></text:p>
      <text:p text:style-name="P11"><text:s text:c="12"/>analysis - This is a library contining the analysis of the fuel</text:p>
      <text:p text:style-name="P11"><text:s text:c="24"/>of the form: analysis = {'C':inData['C']}</text:p>
      <text:p text:style-name="P11"><text:s text:c="8"/><text:span text:style-name="T1">output:</text:span></text:p>
      <text:p text:style-name="P11"><text:s text:c="12"/>moles - This is a library contining the number of moles of each </text:p>
      <text:p text:style-name="P11"><text:s text:c="21"/>element per kg: </text:p>
      <text:p text:style-name="P11"><text:s text:c="21"/>moles = {'C':inData['C']*10/molar_weight['C']}</text:p>
      <text:p text:style-name="P11"><text:s text:c="8"/></text:p>
      <text:p text:style-name="P11"><text:s text:c="8"/>By Angus Malmgren on 2015/02/06</text:p>
      <text:p text:style-name="P11"><text:s text:c="8"/>'''</text:p>
      <text:p text:style-name="P1"/>
      <text:p text:style-name="P4">NASA_coeff:</text:p>
      <text:p text:style-name="P1"/>
      <text:p text:style-name="P2">CP_coeff_NASA(self,gas):</text:p>
      <text:p text:style-name="P6"><text:s text:c="8"/>'''</text:p>
      <text:p text:style-name="P6"><text:s text:c="8"/>Input: (self,gas)</text:p>
      <text:p text:style-name="P6"><text:s text:c="8"/>This routine defines the polynomial coefficients for Cp of a number</text:p>
      <text:p text:style-name="P7"><text:s text:c="8"/>of gases at atmospheric pressure and at the temperature T in</text:p>
      <text:p text:style-name="P7"><text:s text:c="8"/>degrees C.</text:p>
      <text:p text:style-name="P7"><text:s text:c="8"/>The return value is Cp/R and is dimensionless. Multiply with</text:p>
      <text:p text:style-name="P7"><text:s text:c="8"/>R=8.31451, gives Cp in J/kg/K.</text:p>
      <text:p text:style-name="P6"><text:s text:c="8"/></text:p>
      <text:p text:style-name="P6"><text:s text:c="8"/>The Cp/R at the temperature T is calculated as:</text:p>
      <text:p text:style-name="P6"><text:s text:c="8"/></text:p>
      <text:p text:style-name="P6"><text:s text:c="8"/>Cp/R = A+T(B+T(C+T(D+T*E)))</text:p>
      <text:p text:style-name="P6"><text:s text:c="8"/></text:p>
      <text:p text:style-name="P6"><text:s text:c="8"/>The average Cp between T1 and T2 can be calculated as:</text:p>
      <text:p text:style-name="P6"><text:s text:c="8"/></text:p>
      <text:p text:style-name="P9"><text:span text:style-name="T8"><text:s text:c="24"/>B <text:s text:c="11"/>C <text:s/>(T</text:span><text:span text:style-name="T3">2</text:span><text:span text:style-name="T6">3</text:span><text:span text:style-name="T8">-T</text:span><text:span text:style-name="T3">1</text:span><text:span text:style-name="T7">3</text:span><text:span text:style-name="T8">) <text:s text:c="5"/>D <text:s/>(T</text:span><text:span text:style-name="T3">2</text:span><text:span text:style-name="T6">4</text:span><text:span text:style-name="T8">-T</text:span><text:span text:style-name="T3">1</text:span><text:span text:style-name="T6">4</text:span><text:span text:style-name="T8">) <text:s text:c="4"/>E <text:s/>(T</text:span><text:span text:style-name="T3">2</text:span><text:span text:style-name="T6">5</text:span><text:span text:style-name="T8">-T</text:span><text:span text:style-name="T3">1</text:span><text:span text:style-name="T6">5</text:span><text:span text:style-name="T8">)</text:span></text:p>
      <text:p text:style-name="P8"><text:s text:c="5"/>Cp(ave)/R = A + --- (T<text:span text:style-name="T2">2</text:span>-T<text:span text:style-name="T2">1</text:span>) + --- <text:s/>----------- <text:s text:c="2"/>+ ---- <text:s/>------------- + --- --------------</text:p>
      <text:p text:style-name="P9"><text:span text:style-name="T8"><text:s text:c="24"/>2 <text:s text:c="11"/>3 <text:s text:c="2"/>(T</text:span><text:span text:style-name="T3">2</text:span><text:span text:style-name="T8">-T</text:span><text:span text:style-name="T3">1</text:span><text:span text:style-name="T8">) <text:s text:c="6"/>4 <text:s text:c="2"/>(T</text:span><text:span text:style-name="T3">2</text:span><text:span text:style-name="T8">-T</text:span><text:span text:style-name="T4">1</text:span><text:span text:style-name="T8">) <text:s text:c="5"/>5 <text:s text:c="3"/>(T</text:span><text:span text:style-name="T3">2</text:span><text:span text:style-name="T8">-T</text:span><text:span text:style-name="T3">1</text:span><text:span text:style-name="T8">)</text:span></text:p>
      <text:p text:style-name="P6"><text:soft-page-break/><text:s text:c="8"/></text:p>
      <text:p text:style-name="P6"><text:s text:c="7"/><text:span text:style-name="T1"><text:s/>Input:</text:span></text:p>
      <text:p text:style-name="P7"><text:s text:c="12"/>gas <text:s text:c="3"/>- <text:s text:c="3"/>A string defining which gas that is requested.</text:p>
      <text:p text:style-name="P7"><text:s text:c="18"/>Allowed strings are: 'CO<text:span text:style-name="T2">2</text:span>', 'H<text:span text:style-name="T2">2</text:span>O', 'O<text:span text:style-name="T2">2</text:span>', 'N<text:span text:style-name="T2">2</text:span>' or 'SO<text:span text:style-name="T2">2</text:span>'</text:p>
      <text:p text:style-name="P6"><text:s text:c="8"/></text:p>
      <text:p text:style-name="P6"><text:s text:c="8"/><text:span text:style-name="T1">Output:</text:span></text:p>
      <text:p text:style-name="P7"><text:s text:c="12"/>AL,BL,CL, DL, EL = <text:s/>The polynomial coefficients for the chosen</text:p>
      <text:p text:style-name="P7"><text:s text:c="36"/>gas for &gt;1000K</text:p>
      <text:p text:style-name="P7"><text:s text:c="12"/>AH,BH,CH,DH,EH = <text:s/>The polynomial coefficients for the chosen</text:p>
      <text:p text:style-name="P7"><text:s text:c="37"/>gas for &lt;1000K</text:p>
      <text:p text:style-name="P6"><text:s text:c="12"/>MW <text:s text:c="15"/><text:span text:style-name="T5">= </text:span><text:s/>The moleqular weight for the gas</text:p>
      <text:p text:style-name="P6"><text:s text:c="12"/>flag <text:s text:c="15"/><text:span text:style-name="T5">=</text:span> <text:s text:c="2"/>flag=0 success</text:p>
      <text:p text:style-name="P7"><text:s text:c="38"/>flag=1 could not find coefficients for</text:p>
      <text:p text:style-name="P7"><text:s text:c="38"/>this gas</text:p>
      <text:p text:style-name="P6"><text:s text:c="8"/></text:p>
      <text:p text:style-name="P6"><text:s text:c="8"/>Example: AL,BL,CL,DL,EL,AH,BH,CH,DH,EH,MW,flag = CP_coeff_NASA('CO2')</text:p>
      <text:p text:style-name="P6"><text:s text:c="24"/></text:p>
      <text:p text:style-name="P6"><text:s text:c="8"/>By Alf Malmgren on 2015/02/17.</text:p>
      <text:p text:style-name="P6"><text:s text:c="8"/>Update and N2 corrected 2020-11-20 by alf Malmgren</text:p>
      <text:p text:style-name="P6"><text:s text:c="8"/>'''</text:p>
      <text:p text:style-name="P1"/>
      <text:p text:style-name="P3">polyAveNASA (self,T0,T1,AL,BL,CL,DL,EL,AH,BH,CH,DH,EH):</text:p>
      <text:p text:style-name="P1"><text:s text:c="8"/>'''</text:p>
      <text:p text:style-name="P1"><text:s text:c="8"/>Input: (self,T0,T1,AL,BL,CL,DL,EL,AH,BH,CH,DH,EH)</text:p>
      <text:p text:style-name="P1"><text:s text:c="8"/>This function calculates the average value of the dependent variable, V,</text:p>
      <text:p text:style-name="P1"><text:s text:c="8"/>between two gas temperatures, calculated using the integrated form of the</text:p>
      <text:p text:style-name="P1"><text:s text:c="8"/>polynomial based on coefficients from NASA. There are two sets of </text:p>
      <text:p text:style-name="P1"><text:s text:c="8"/>coefficients for temperatures over and under 1000 K.</text:p>
      <text:p text:style-name="P1"><text:s text:c="8"/></text:p>
      <text:p text:style-name="P1"><text:s text:c="8"/>Input: T0, T1 <text:s/>=independent variable (for example the lowest and highest</text:p>
      <text:p text:style-name="P1"><text:s text:c="8"/>temperatures in the interval studied (in degrees C))</text:p>
      <text:p text:style-name="P1"><text:s text:c="8"/></text:p>
      <text:p text:style-name="P1"><text:s text:c="8"/>AL,BL,CL,DL,EL and AH,BH,CH,DH,EH are the polynomial coefficients for </text:p>
      <text:p text:style-name="P1"><text:s text:c="8"/>low temperatures (&lt;1000 K) and high (&gt;1000K) of the form </text:p>
      <text:p text:style-name="P1"><text:s text:c="15"/></text:p>
      <text:p text:style-name="P1"><text:s text:c="38"/>3 <text:s text:c="3"/>3 <text:s text:c="10"/>4 <text:s text:c="3"/>4 <text:s text:c="10"/>5 <text:s text:c="3"/>5</text:p>
      <text:p text:style-name="P1"><text:s text:c="15"/>B <text:s text:c="14"/>C <text:s text:c="2"/>(T1 - T0 ) <text:s text:c="2"/>D <text:s text:c="2"/>(T1 - T0 ) <text:s text:c="2"/>E <text:s text:c="2"/>(T1 - T0 )</text:p>
      <text:p text:style-name="P1"><text:s text:c="11"/>A + - * (T1 + T0) + - * ---------- + - * ---------- + - * ----------</text:p>
      <text:p text:style-name="P1"><text:s text:c="15"/>2 <text:s text:c="14"/>3 <text:s text:c="3"/>(T1 - T0) <text:s text:c="2"/>4 <text:s text:c="3"/>(T1 - T0) <text:s text:c="2"/>5 <text:s text:c="3"/>(T1 - T0)</text:p>
      <text:p text:style-name="P1"><text:s text:c="17"/></text:p>
      <text:p text:style-name="P1"><text:s text:c="8"/>Last edited by Alf Malmgren on 2015/01/16</text:p>
      <text:p text:style-name="P1"><text:s text:c="8"/>'''</text:p>
      <text:p text:style-name="P1"/>
      <text:p text:style-name="P3"><text:s/>gas_cp (self, T0, T1):</text:p>
      <text:p text:style-name="P1"><text:s text:c="8"/>'''</text:p>
      <text:p text:style-name="P1"><text:s text:c="8"/>Input: (self, T0, T1)</text:p>
      <text:p text:style-name="P1"><text:s text:c="8"/></text:p>
      <text:p text:style-name="P1"><text:s text:c="8"/>Calculates the lower and higher temperature CP coefficients from NASA</text:p>
      <text:p text:style-name="P1"><text:s text:c="8"/>calling CP_coeff_NASA</text:p>
      <text:p text:style-name="P1"><text:s text:c="8"/></text:p>
      <text:p text:style-name="P1"><text:soft-page-break/><text:s text:c="8"/>By Angus Malmgren</text:p>
      <text:p text:style-name="P1"><text:s text:c="8"/>On 2015/02/18</text:p>
      <text:p text:style-name="P1"><text:s text:c="8"/>'''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00:21:33.731190814</meta:creation-date>
    <dc:date>2021-01-06T00:48:02.322670005</dc:date>
    <meta:editing-duration>PT2M57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3" meta:paragraph-count="97" meta:word-count="485" meta:character-count="4086" meta:non-whitespace-character-count="2465"/>
  </office:meta>
</office:document-meta>
</file>